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8cm" svg:stroke-color="#666666" draw:marker-start-width="0.242cm" draw:marker-end-width="0.242cm" draw:fill="none" draw:textarea-horizontal-align="center" draw:textarea-vertical-align="middle" fo:padding-top="0.014cm" fo:padding-bottom="0.014cm" fo:padding-left="0.014cm" fo:padding-right="0.014cm"/>
    </style:style>
    <style:style style:name="gr2" style:family="graphic" style:parent-style-name="standard">
      <style:graphic-properties svg:stroke-width="0.028cm" svg:stroke-color="#666666" draw:marker-start-width="0.242cm" draw:marker-end-width="0.242cm" draw:fill="none" draw:textarea-horizontal-align="justify" draw:textarea-vertical-align="middle" draw:auto-grow-height="false" fo:padding-top="0.014cm" fo:padding-bottom="0.014cm" fo:padding-left="0.014cm" fo:padding-right="0.014cm"/>
    </style:style>
    <style:style style:name="gr3" style:family="graphic" style:parent-style-name="standard">
      <style:graphic-properties draw:fill-color="#ff9900" draw:textarea-horizontal-align="justify" draw:textarea-vertical-align="middle" draw:auto-grow-height="false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6" style:family="graphic" style:parent-style-name="objectwithoutfill">
      <style:graphic-properties draw:fill="gradient" draw:fill-color="#cfe7f5" draw:fill-gradient-name="Gradient_20_17" draw:textarea-horizontal-align="center" draw:textarea-vertical-align="middle"/>
    </style:style>
    <style:style style:name="gr7" style:family="graphic" style:parent-style-name="standard">
      <style:graphic-properties svg:stroke-color="#0066ff" draw:fill-color="#0066ff" draw:textarea-horizontal-align="center" draw:textarea-vertical-align="middle"/>
    </style:style>
    <style:style style:name="gr8" style:family="graphic" style:parent-style-name="objectwithoutfill">
      <style:graphic-properties svg:stroke-width="0.053cm" svg:stroke-color="#0066ff" draw:marker-start-width="0.279cm" draw:marker-end="Circle" draw:marker-end-width="0.08cm" draw:fill="none" draw:textarea-horizontal-align="center" draw:textarea-vertical-align="middle" fo:padding-top="0.026cm" fo:padding-bottom="0.026cm" fo:padding-left="0.026cm" fo:padding-right="0.026cm"/>
    </style:style>
    <style:style style:name="gr9" style:family="graphic" style:parent-style-name="objectwithoutfill">
      <style:graphic-properties draw:stroke="solid" svg:stroke-width="0.053cm" svg:stroke-color="#0066ff" draw:marker-start="" draw:marker-start-width="0.279cm" draw:marker-end="Circle" draw:marker-end-width="0.08cm" draw:fill="none" draw:textarea-horizontal-align="center" draw:textarea-vertical-align="middle" fo:padding-top="0.026cm" fo:padding-bottom="0.026cm" fo:padding-left="0.026cm" fo:padding-right="0.026cm"/>
    </style:style>
    <style:style style:name="gr10" style:family="graphic" style:parent-style-name="standard">
      <style:graphic-properties svg:stroke-color="#0066ff" draw:fill-color="#0066ff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svg:stroke-width="0.018cm" svg:stroke-color="#ff0000" draw:marker-start-width="0.227cm" draw:marker-end="Linienende_20_1" draw:marker-end-width="0.127cm" draw:fill="none" draw:textarea-horizontal-align="center" draw:textarea-vertical-align="middle" fo:padding-top="0.009cm" fo:padding-bottom="0.009cm" fo:padding-left="0.009cm" fo:padding-right="0.009cm"/>
    </style:style>
    <style:style style:name="gr12" style:family="graphic" style:parent-style-name="standard">
      <style:graphic-properties draw:fill-color="#cc3300" draw:textarea-horizontal-align="center" draw:textarea-vertical-align="middle"/>
    </style:style>
    <style:style style:name="gr13" style:family="graphic" style:parent-style-name="objectwithoutfill">
      <style:graphic-properties svg:stroke-color="#0066ff" draw:fill="solid" draw:fill-color="#0066ff" draw:textarea-horizontal-align="center" draw:textarea-vertical-align="middle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gr15" style:family="graphic" style:parent-style-name="standard">
      <style:graphic-properties svg:stroke-width="0.018cm" svg:stroke-color="#ffff00" draw:marker-start-width="0.227cm" draw:marker-end-width="0.227cm" draw:fill-color="#ff0000" draw:textarea-vertical-align="middle" draw:auto-grow-height="false" fo:min-height="0.749cm" fo:min-width="0.499cm" fo:padding-top="0.009cm" fo:padding-bottom="0.009cm" fo:padding-left="0.009cm" fo:padding-right="0.00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WEB-Draw-klein">
        <draw:line draw:style-name="gr1" draw:layer="layout" svg:x1="0.861cm" svg:y1="2.027cm" svg:x2="0.41cm" svg:y2="2.441cm">
          <text:p/>
        </draw:line>
        <draw:line draw:style-name="gr1" draw:layer="layout" svg:x1="0.504cm" svg:y1="1.453cm" svg:x2="0.865cm" svg:y2="2.034cm">
          <text:p/>
        </draw:line>
        <draw:line draw:style-name="gr1" draw:layer="layout" svg:x1="0.764cm" svg:y1="1.047cm" svg:x2="0.507cm" svg:y2="1.449cm">
          <text:p/>
        </draw:line>
        <draw:custom-shape draw:style-name="gr2" draw:text-style-name="P1" draw:layer="layout" svg:width="0.5cm" svg:height="1.946cm" svg:x="0.408cm" svg:y="0.51cm">
          <text:p/>
          <draw:enhanced-geometry svg:viewBox="0 0 21600 21600" draw:glue-points="?f6 10800 10800 21600 ?f5 10800 10800 0" draw:text-areas="?f3 ?f3 ?f4 ?f4" draw:mirror-vertical="true" draw:type="trapezoid" draw:modifiers="8364.0718562874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3" draw:text-style-name="P1" draw:layer="layout" svg:width="0.818cm" svg:height="0.818cm" svg:x="0.605cm" svg:y="1.2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73cm" svg:height="0.273cm" svg:x="0.332cm" svg:y="1.554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" draw:text-style-name="P1" draw:layer="layout" svg:width="0.273cm" svg:height="0.273cm" svg:x="1.423cm" svg:y="1.552cm">
            <text:p/>
            <draw:enhanced-geometry svg:viewBox="0 0 21600 21600" draw:mirror-vertical="tru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" draw:text-style-name="P1" draw:layer="layout" svg:width="0.273cm" svg:height="0.273cm" draw:transform="rotate (1.5707963267946) translate (0.876cm 1.281cm)">
            <text:p/>
            <draw:enhanced-geometry svg:viewBox="0 0 21600 21600" draw:mirror-horizontal="tru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" draw:text-style-name="P1" draw:layer="layout" svg:width="0.273cm" svg:height="0.273cm" draw:transform="rotate (-1.57079632679579) translate (1.148cm 2.099cm)">
            <text:p/>
            <draw:enhanced-geometry svg:viewBox="0 0 21600 21600" draw:mirror-horizontal="tru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" draw:text-style-name="P1" draw:layer="layout" svg:width="0.273cm" svg:height="0.273cm" draw:transform="rotate (-0.785398163398487) translate (0.627cm 1.11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" draw:text-style-name="P1" draw:layer="layout" svg:width="0.273cm" svg:height="0.273cm" draw:transform="rotate (-2.35619449019309) translate (1.59cm 1.3cm)">
            <text:p/>
            <draw:enhanced-geometry svg:viewBox="0 0 21600 21600" draw:mirror-vertical="false" draw:mirror-horizont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" draw:text-style-name="P1" draw:layer="layout" svg:width="0.273cm" svg:height="0.273cm" draw:transform="rotate (0.7853981633973) translate (0.445cm 2.088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" draw:text-style-name="P1" draw:layer="layout" svg:width="0.273cm" svg:height="0.273cm" draw:transform="rotate (2.3561944901919) translate (1.416cm 2.255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style-name="gr4" draw:text-style-name="P1" draw:layer="layout" svg:width="0.454cm" svg:height="1.566cm" svg:x="1.598cm" svg:y="0.62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5" draw:text-style-name="P1" draw:layer="layout" svg:width="0.105cm" svg:height="1.602cm" svg:x="2.05cm" svg:y="0.589cm">
          <text:p/>
          <draw:enhanced-geometry svg:viewBox="0 0 21600 21600" draw:type="rectangle" draw:enhanced-path="M 0 0 L 21600 0 21600 21600 0 21600 0 0 Z N"/>
        </draw:custom-shape>
        <draw:path draw:style-name="gr6" draw:layer="layout" svg:width="0.812cm" svg:height="2.293cm" svg:x="2.154cm" svg:y="0.589cm" svg:viewBox="0 0 813 2294" svg:d="m0 22c190 82 112 67 220 0s158 110 248 47 110-77 137-64 94 71 150 38 47-43 47-43c0 0 0 3 0 0s11 2288 11 2288c0 0-804 8-808 5s-5-2251-5-2251z">
          <text:p/>
        </draw:path>
        <draw:custom-shape draw:style-name="gr4" draw:text-style-name="P1" draw:layer="layout" svg:width="0.57cm" svg:height="0.566cm" svg:x="1.584cm" svg:y="2.318cm">
          <text:p/>
          <draw:enhanced-geometry svg:viewBox="0 0 21600 21600" draw:type="rectangle" draw:enhanced-path="M 0 0 L 21600 0 21600 21600 0 21600 0 0 Z N"/>
        </draw:custom-shape>
        <draw:rect draw:style-name="gr7" draw:layer="layout" svg:width="0.573cm" svg:height="0.127cm" svg:x="1.581cm" svg:y="2.187cm">
          <text:p/>
        </draw:rect>
        <draw:line draw:style-name="gr8" draw:layer="layout" svg:x1="1.599cm" svg:y1="2.217cm" svg:x2="0.966cm" svg:y2="2.191cm">
          <text:p/>
        </draw:line>
        <draw:line draw:style-name="gr9" draw:layer="layout" svg:x1="1.581cm" svg:y1="2.265cm" svg:x2="0.966cm" svg:y2="2.288cm">
          <text:p/>
        </draw:line>
        <draw:custom-shape draw:style-name="gr10" draw:text-style-name="P1" draw:layer="layout" svg:width="0.063cm" svg:height="0.085cm" svg:x="1.048cm" svg:y="2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63cm" svg:height="0.085cm" svg:x="0.995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63cm" svg:height="0.085cm" svg:x="1.109cm" svg:y="2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63cm" svg:height="0.085cm" svg:x="1.051cm" svg:y="2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layer="layout" svg:width="0.301cm" svg:height="0.476cm" svg:x="0.794cm" svg:y="1.468cm" svg:viewBox="0 0 302 477" svg:d="m302 477c-272-8-306-116-302-254s71-197 138-212 153-11 153-11">
          <text:p/>
        </draw:path>
        <draw:rect draw:style-name="gr12" draw:layer="layout" svg:width="0.626cm" svg:height="0.343cm" svg:x="0.353cm" svg:y="2.455cm">
          <text:p/>
        </draw:rect>
        <draw:path draw:style-name="gr13" draw:layer="layout" svg:width="1.542cm" svg:height="0.249cm" svg:x="0.045cm" svg:y="2.634cm" svg:viewBox="0 0 1543 250" svg:d="m15 4c104 119 168 93 250 45s89-49 134-23 67 71 130 75 97-67 176-71 67 71 152 71 112-89 235-93 82 104 168 86 100-90 205-90 71 8 71 8c0 0 7 242 7 238s-1543-11-1543-7l8-243z">
          <text:p/>
        </draw:path>
        <draw:custom-shape draw:style-name="gr2" draw:text-style-name="P1" draw:layer="layout" svg:width="1.23cm" svg:height="0.175cm" svg:x="0.058cm" svg:y="0.338cm">
          <text:p/>
          <draw:enhanced-geometry svg:viewBox="0 0 21600 21600" draw:glue-points="?f6 10800 10800 21600 ?f5 10800 10800 0" draw:text-areas="?f3 ?f3 ?f4 ?f4" draw:mirror-vertical="true" draw:type="trapezoid" draw:modifiers="4123.476848090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ath draw:style-name="gr14" draw:layer="layout" svg:width="1.702cm" svg:height="0.593cm" svg:x="1.051cm" svg:y="0cm" svg:viewBox="0 0 1703 594" svg:d="m0 514c567 339 1703-514 1703-514">
          <text:p/>
        </draw:path>
        <draw:path draw:style-name="gr14" draw:layer="layout" svg:width="1.155cm" svg:height="0.654cm" svg:x="0.928cm" svg:y="0cm" svg:viewBox="0 0 1156 655" svg:d="m0 521c518 489 1156-521 1156-521">
          <text:p/>
        </draw:path>
        <draw:path draw:style-name="gr14" draw:layer="layout" svg:width="0.729cm" svg:height="0.691cm" svg:x="0.824cm" svg:y="0cm" svg:viewBox="0 0 730 692" svg:d="m0 518c302 592 730-518 730-518">
          <text:p/>
        </draw:path>
        <draw:line draw:style-name="gr1" draw:layer="layout" svg:x1="0.284cm" svg:y1="0.339cm" svg:x2="0.504cm" svg:y2="0.514cm">
          <text:p/>
        </draw:line>
        <draw:line draw:style-name="gr1" draw:layer="layout" svg:x1="1.055cm" svg:y1="0.335cm" svg:x2="0.787cm" svg:y2="0.518cm">
          <text:p/>
        </draw:line>
        <draw:path draw:style-name="gr14" draw:layer="layout" svg:width="0.383cm" svg:height="0.256cm" svg:x="0cm" svg:y="0.521cm" svg:viewBox="0 0 384 257" svg:d="m384 0c-97 466-384 157-384 157">
          <text:p/>
        </draw:path>
        <draw:path draw:style-name="gr14" draw:layer="layout" svg:width="0.268cm" svg:height="0.098cm" svg:x="0cm" svg:y="0.518cm" svg:viewBox="0 0 269 99" svg:d="m269 0c-101 220-269 3-269 3">
          <text:p/>
        </draw:path>
        <draw:path draw:style-name="gr14" draw:layer="layout" svg:width="0.473cm" svg:height="0.242cm" svg:x="0cm" svg:y="0.514cm" svg:viewBox="0 0 474 243" svg:d="m474 0c-52 496-474 78-474 78">
          <text:p/>
        </draw:path>
        <draw:custom-shape draw:style-name="gr15" draw:text-style-name="P1" draw:layer="layout" svg:width="0.429cm" svg:height="0.399cm" svg:x="0.537cm" svg:y="0.05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1" draw:layer="layout" svg:x1="0.6cm" svg:y1="0.521cm" svg:x2="0.772cm" svg:y2="1.0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7" draw:display-name="Gradient 17" draw:style="linear" draw:start-color="#00ccff" draw:end-color="#1c1c1c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ienende_20_1" draw:display-name="Linienende 1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3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4-02-25T13:45:13.89</meta:creation-date>
    <dc:language>de-DE</dc:language>
    <meta:editing-cycles>13</meta:editing-cycles>
    <meta:editing-duration>PT2H41M52S</meta:editing-duration>
    <dc:title>WEB-Draw-klein</dc:title>
    <meta:initial-creator>Martin Korneffel</meta:initial-creator>
    <dc:date>2014-02-25T16:27:10.40</dc:date>
    <dc:creator>Martin Korneffel</dc:creator>
    <meta:document-statistic meta:object-count="39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../Users/Martin/AppData/Roaming/OpenOffice/4/user/template/WEB-Draw-klein.otg" meta:date="2014-02-25T13:45:13.59"/>
  </office:meta>
</office:document-meta>
</file>